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B000000F4EE287B4F86C5FB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46cm, 0cm)" draw:image-opacity="100%" style:mirror="none"/>
    </style:style>
    <style:style style:name="gr2" style:family="graphic" style:parent-style-name="standard">
      <style:graphic-properties draw:stroke="solid" svg:stroke-width="0.081cm" svg:stroke-color="#c9211e" draw:marker-start-width="0.321cm" draw:marker-end-width="0.321cm" svg:stroke-opacity="50%" draw:fill="none" draw:fill-color="#ffffd7" draw:opacity="100%" draw:textarea-horizontal-align="justify" draw:textarea-vertical-align="middle" draw:auto-grow-height="false" fo:min-height="1.872cm" fo:min-width="5.86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3465a4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1.67cm" fo:min-width="2.1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svg:stroke-width="0.081cm" svg:stroke-color="#ffbf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0.92cm" fo:min-width="5.52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" style:family="graphic" style:parent-style-name="standard">
      <style:graphic-properties svg:stroke-width="0.081cm" svg:stroke-color="#ff7b59" draw:marker-start-width="0.321cm" draw:marker-end-width="0.321cm" draw:fill="none" draw:textarea-vertical-align="middle" draw:auto-grow-height="false" fo:min-height="1.276cm" fo:min-width="0cm" fo:padding-top="0.165cm" fo:padding-bottom="0.165cm" fo:padding-left="0.29cm" fo:padding-right="0.29cm" fo:wrap-option="wrap"/>
    </style:style>
    <style:style style:name="gr8" style:family="graphic" style:parent-style-name="standard">
      <style:graphic-properties svg:stroke-width="0.081cm" svg:stroke-color="#ff7b59" draw:marker-start-width="0.321cm" draw:marker-end-width="0.321cm" draw:fill="none" draw:textarea-vertical-align="middle" draw:auto-grow-height="false" fo:min-height="1.046cm" fo:min-width="0cm" fo:padding-top="0.165cm" fo:padding-bottom="0.165cm" fo:padding-left="0.29cm" fo:padding-right="0.29cm" fo:wrap-option="wrap"/>
    </style:style>
    <style:style style:name="gr9" style:family="graphic" style:parent-style-name="standard">
      <style:graphic-properties svg:stroke-width="0.081cm" svg:stroke-color="#800080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2cm" fo:min-width="0.9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800080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2cm" fo:min-width="1.9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2cm" fo:min-width="1.4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2cm" fo:min-width="1.3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671cm" fo:min-width="1.02cm" fo:padding-top="0.165cm" fo:padding-bottom="0.165cm" fo:padding-left="0.29cm" fo:padding-right="0.29cm"/>
    </style:style>
    <style:style style:name="gr14" style:family="graphic" style:parent-style-name="objectwithoutfill">
      <style:graphic-properties svg:stroke-color="#c9211e" draw:marker-end="Linienspitzen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d7" draw:opacity="100%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5" style:family="paragraph">
      <loext:graphic-properties draw:fill="none" draw:fill-color="#ffffff"/>
      <style:paragraph-properties style:writing-mode="lr-tb"/>
      <style:text-properties fo:color="#ffbf00" fo:font-size="12pt"/>
    </style:style>
    <style:style style:name="P6" style:family="paragraph">
      <loext:graphic-properties draw:fill="none" draw:fill-color="#ffffff"/>
      <style:paragraph-properties style:writing-mode="lr-tb"/>
      <style:text-properties fo:color="#ff7b59" fo:font-size="12pt"/>
    </style:style>
    <style:style style:name="P7" style:family="paragraph">
      <loext:graphic-properties draw:fill="none" draw:fill-color="#ffffff"/>
      <style:paragraph-properties style:writing-mode="lr-tb"/>
      <style:text-properties fo:color="#800080" fo:font-size="12pt"/>
    </style:style>
    <style:style style:name="P8" style:family="paragraph">
      <loext:graphic-properties draw:fill="none" draw:fill-color="#ffffff"/>
      <style:paragraph-properties style:writing-mode="lr-tb"/>
      <style:text-properties fo:color="#00a933" fo:font-size="12pt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12pt"/>
    </style:style>
    <style:style style:name="T1" style:family="text">
      <style:text-properties fo:color="#3465a4" fo:font-size="12pt"/>
    </style:style>
    <style:style style:name="T2" style:family="text">
      <style:text-properties fo:color="#ffbf00" fo:font-size="12pt"/>
    </style:style>
    <style:style style:name="T3" style:family="text">
      <style:text-properties fo:color="#ff7b59" fo:font-size="12pt"/>
    </style:style>
    <style:style style:name="T4" style:family="text">
      <style:text-properties fo:color="#800080" fo:font-size="12pt"/>
    </style:style>
    <style:style style:name="T5" style:family="text">
      <style:text-properties fo:color="#00a933" fo:font-size="12pt"/>
    </style:style>
    <style:style style:name="T6" style:family="text">
      <style:text-properties fo:color="#c9211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3.37cm" svg:x="6cm" svg:y="8.629cm">
          <draw:image xlink:href="Pictures/10000000000003EB000000F4EE287B4F86C5FBAC.png" xlink:type="simple" xlink:show="embed" xlink:actuate="onLoad" loext:mime-type="image/png">
            <text:p/>
          </draw:image>
        </draw:frame>
        <draw:custom-shape draw:style-name="gr2" draw:text-style-name="P2" draw:layer="layout" svg:width="9cm" svg:height="3cm" svg:x="16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cm" svg:height="2cm" svg:x="7.15cm" svg:y="8.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5cm" svg:height="0.75cm" svg:x="5.5cm" svg:y="7.75cm">
          <draw:text-box>
            <text:p><text:span text:style-name="T1">&lt;mainheadword&gt;</text:span></text:p>
          </draw:text-box>
        </draw:frame>
        <draw:custom-shape draw:style-name="gr5" draw:text-style-name="P3" draw:layer="layout" svg:width="6.1cm" svg:height="1.25cm" svg:x="10cm" svg:y="9.2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cm" svg:height="1.199cm" svg:x="11.5cm" svg:y="8.25cm">
          <draw:text-box>
            <text:p><text:span text:style-name="T2">&lt;sedra-id&gt;</text:span></text:p>
          </draw:text-box>
        </draw:frame>
        <draw:frame draw:style-name="gr6" draw:text-style-name="P6" draw:layer="layout" svg:width="5.75cm" svg:height="1.199cm" svg:x="14.75cm" svg:y="7.801cm">
          <draw:text-box>
            <text:p><text:span text:style-name="T3">&lt;variantformentrybackrefs&gt;</text:span></text:p>
          </draw:text-box>
        </draw:frame>
        <draw:custom-shape draw:style-name="gr7" draw:text-style-name="P1" draw:layer="layout" svg:width="0.5cm" svg:height="1.75cm" svg:x="16.25cm" svg:y="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1" draw:layer="layout" svg:width="0.5cm" svg:height="1.5cm" svg:x="7.75cm" svg:y="10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3" draw:layer="layout" svg:width="1.5cm" svg:height="1.25cm" draw:transform="skewX (-0.000872664625997165) rotate (-0.000872664625997355) translate (16.5cm 9.249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5cm" svg:height="1.25cm" draw:transform="skewX (-0.000872664625997165) rotate (-0.000872664625997355) translate (20.25cm 9.25cm)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75cm" svg:height="0.75cm" svg:x="16.75cm" svg:y="10.5cm">
          <draw:text-box>
            <text:p><text:span text:style-name="T4">&lt;variantentrytype&gt;</text:span></text:p>
          </draw:text-box>
        </draw:frame>
        <draw:custom-shape draw:style-name="gr11" draw:text-style-name="P3" draw:layer="layout" svg:width="2cm" svg:height="1.25cm" draw:transform="skewX (-0.000872664625997165) rotate (-0.00104719755119678) translate (18.15cm 9.2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9cm" svg:height="1.25cm" draw:transform="skewX (-0.000872664625997165) rotate (-0.00104719755119678) translate (22.95cm 9.2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cm" svg:height="1.001cm" draw:transform="skewX (-0.00191986217719376) rotate (-0.0012217304763962) translate (6.351cm 10.7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5.75cm" svg:height="1.199cm" svg:x="18.75cm" svg:y="8.5cm">
          <draw:text-box>
            <text:p><text:span text:style-name="T5">&lt;variantformentrybackref&gt;</text:span></text:p>
          </draw:text-box>
        </draw:frame>
        <draw:line draw:style-name="gr14" draw:text-style-name="P1" draw:layer="layout" svg:x1="22.5cm" svg:y1="8.5cm" svg:x2="23.25cm" svg:y2="7.75cm">
          <text:p/>
        </draw:line>
        <draw:frame draw:style-name="gr6" draw:text-style-name="P9" draw:layer="layout" svg:width="5.75cm" svg:height="1.199cm" svg:x="22.5cm" svg:y="7.051cm">
          <draw:text-box>
            <text:p><text:span text:style-name="T6">Note position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SY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Jäckel</meta:initial-creator>
    <meta:creation-date>2022-07-22T08:42:02.905374074</meta:creation-date>
    <dc:date>2022-08-03T14:08:27.375580805</dc:date>
    <dc:creator>Florian Jäckel</dc:creator>
    <meta:editing-duration>PT6M14S</meta:editing-duration>
    <meta:editing-cycles>3</meta:editing-cycles>
    <meta:generator>LibreOffice/6.4.7.2$Linux_X86_64 LibreOffice_project/40$Build-2</meta:generator>
    <meta:document-statistic meta:object-count="18"/>
  </office:meta>
</office:document-meta>
</file>